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2.7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2.7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6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5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226cm" fo:min-width="3.214cm"/>
    </style:style>
    <style:style style:name="gr9" style:family="graphic" style:parent-style-name="objectwithoutfill">
      <style:graphic-properties svg:stroke-color="#000000" svg:stroke-opacity="100%" draw:fill="none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3.25cm" svg:height="1.75cm" svg:x="13.1cm" svg:y="21.55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25cm" svg:height="2.5cm" svg:x="13.1cm" svg:y="23.3cm">
            <text:p text:style-name="P3"><text:span text:style-name="T2">id</text:span></text:p>
            <text:p text:style-name="P3"><text:span text:style-name="T3">username</text:span></text:p>
            <text:p text:style-name="P3"><text:span text:style-name="T3">passwor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6.5cm" svg:height="1.75cm" svg:x="12.35cm" svg:y="14.8cm">
            <text:p text:style-name="P1"><text:span text:style-name="T1">Carrousel_El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5cm" svg:height="2.5cm" svg:x="12.35cm" svg:y="16.55cm">
            <text:p text:style-name="P3"><text:span text:style-name="T2">id</text:span></text:p>
            <text:p text:style-name="P3"><text:span text:style-name="T3">img</text:span></text:p>
            <text:p text:style-name="P3"><text:span text:style-name="T3">al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6.5cm" svg:height="1.75cm" svg:x="2.1cm" svg:y="3.3cm">
            <text:p text:style-name="P1"><text:span text:style-name="T1">Project_Cont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6.5cm" svg:height="4cm" svg:x="2.1cm" svg:y="5.05cm">
            <text:p text:style-name="P3"><text:span text:style-name="T2">id</text:span></text:p>
            <text:p text:style-name="P3"><text:span text:style-name="T3">img</text:span></text:p>
            <text:p text:style-name="P3"><text:span text:style-name="T3">alt</text:span></text:p>
            <text:p text:style-name="P3"><text:span text:style-name="T3">text</text:span></text:p>
            <text:p text:style-name="P3"><text:span text:style-name="T3">#page_i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5.5cm" svg:height="1.75cm" svg:x="11.8cm" svg:y="3.3cm">
            <text:p text:style-name="P1"><text:span text:style-name="T1">Project_Pag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5cm" svg:height="4cm" svg:x="11.8cm" svg:y="5.05cm">
            <text:p text:style-name="P3"><text:span text:style-name="T2">id</text:span></text:p>
            <text:p text:style-name="P5"><text:span text:style-name="T3">project_title</text:span></text:p>
            <text:p text:style-name="P5"><text:span text:style-name="T3">project_details</text:span></text:p>
            <text:p text:style-name="P5"><text:span text:style-name="T3">project_subject</text:span></text:p>
            <text:p text:style-name="P5"><text:span text:style-name="T3">project_teaching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" draw:layer="layout" svg:width="5.5cm" svg:height="1.75cm" svg:x="3.85cm" svg:y="16.8cm">
            <text:p text:style-name="P1"><text:span text:style-name="T1">Duo_Memb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5cm" svg:height="4cm" svg:x="3.85cm" svg:y="18.55cm">
            <text:p text:style-name="P3"><text:span text:style-name="T2">id</text:span></text:p>
            <text:p text:style-name="P3"><text:span text:style-name="T3">pic</text:span></text:p>
            <text:p text:style-name="P3"><text:span text:style-name="T3">alt</text:span></text:p>
            <text:p text:style-name="P3"><text:span text:style-name="T3">quote</text:span></text:p>
            <text:p text:style-name="P3"><text:span text:style-name="T3">description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5.25cm" svg:height="3.5cm" svg:x="7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4.6cm" svg:y1="9.05cm" svg:x2="14.6cm" svg:y2="12.55cm">
          <text:p/>
        </draw:line>
        <draw:line draw:style-name="gr9" draw:text-style-name="P6" draw:layer="layout" svg:x1="5.4cm" svg:y1="9.05cm" svg:x2="5.4cm" svg:y2="12.55cm">
          <text:p/>
        </draw:line>
        <draw:line draw:style-name="gr10" draw:text-style-name="P6" draw:layer="layout" svg:x1="5.39cm" svg:y1="12.55cm" svg:x2="7.61cm" svg:y2="12.55cm">
          <text:p/>
        </draw:line>
        <draw:line draw:style-name="gr10" draw:text-style-name="P6" draw:layer="layout" svg:x1="12.85cm" svg:y1="12.55cm" svg:x2="14.6cm" svg:y2="12.5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9T15:04:53.526000000</meta:creation-date>
    <dc:date>2022-11-29T15:24:43.116000000</dc:date>
    <meta:editing-duration>PT8M39S</meta:editing-duration>
    <meta:editing-cycles>1</meta:editing-cycles>
    <meta:document-statistic meta:object-count="20"/>
    <meta:generator>LibreOffice/7.1.2.2$Windows_X86_64 LibreOffice_project/8a45595d069ef5570103caea1b71cc9d82b2aae4</meta:generator>
  </office:meta>
</office:document-meta>
</file>